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4"/>
          <table:table-cell office:value-type="string" calcext:value-type="string">
            <text:p>METIS</text:p>
          </table:table-cell>
          <table:table-cell table:number-columns-repeated="2"/>
          <table:table-cell office:value-type="string" calcext:value-type="string">
            <text:p>SCOTCH</text:p>
          </table:table-cell>
          <table:table-cell table:number-columns-repeated="2"/>
          <table:table-cell office:value-type="string" calcext:value-type="string">
            <text:p>MMD</text:p>
          </table:table-cell>
          <table:table-cell table:number-columns-repeated="2"/>
          <table:table-cell office:value-type="string" calcext:value-type="string">
            <text:p>AMD</text:p>
          </table:table-cell>
        </table:table-row>
        <table:table-row table:style-name="ro1">
          <table:table-cell/>
          <table:table-cell office:value-type="string" calcext:value-type="string">
            <text:p>problem</text:p>
          </table:table-cell>
          <table:table-cell office:value-type="string" calcext:value-type="string">
            <text:p>#block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#block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#block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#block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tsp</text:p>
          </table:table-cell>
        </table:table-row>
        <table:table-row table:style-name="ro1">
          <table:table-cell/>
          <table:table-cell office:value-type="string" calcext:value-type="string">
            <text:p>boneS10</text:p>
          </table:table-cell>
          <table:table-cell office:value-type="float" office:value="2006506" calcext:value-type="float">
            <text:p>2006506</text:p>
          </table:table-cell>
          <table:table-cell office:value-type="float" office:value="1311239" calcext:value-type="float">
            <text:p>1311239</text:p>
          </table:table-cell>
          <table:table-cell office:value-type="float" office:value="946214" calcext:value-type="float">
            <text:p>946214</text:p>
          </table:table-cell>
          <table:table-cell office:value-type="float" office:value="976628" calcext:value-type="float">
            <text:p>976628</text:p>
          </table:table-cell>
          <table:table-cell table:style-name="ce1" office:value-type="float" office:value="1014255" calcext:value-type="float">
            <text:p>1014255</text:p>
          </table:table-cell>
          <table:table-cell office:value-type="float" office:value="854184" calcext:value-type="float">
            <text:p>854184</text:p>
          </table:table-cell>
          <table:table-cell office:value-type="float" office:value="1352071" calcext:value-type="float">
            <text:p>1352071</text:p>
          </table:table-cell>
          <table:table-cell office:value-type="float" office:value="1246035" calcext:value-type="float">
            <text:p>1246035</text:p>
          </table:table-cell>
          <table:table-cell office:value-type="float" office:value="950245" calcext:value-type="float">
            <text:p>950245</text:p>
          </table:table-cell>
          <table:table-cell office:value-type="float" office:value="1660629" calcext:value-type="float">
            <text:p>1660629</text:p>
          </table:table-cell>
          <table:table-cell office:value-type="float" office:value="1299518" calcext:value-type="float">
            <text:p>1299518</text:p>
          </table:table-cell>
          <table:table-cell office:value-type="float" office:value="948042" calcext:value-type="float">
            <text:p>948042</text:p>
          </table:table-cell>
        </table:table-row>
        <table:table-row table:style-name="ro1">
          <table:table-cell/>
          <table:table-cell office:value-type="string" calcext:value-type="string">
            <text:p>af_shell7</text:p>
          </table:table-cell>
          <table:table-cell office:value-type="float" office:value="512848" calcext:value-type="float">
            <text:p>512848</text:p>
          </table:table-cell>
          <table:table-cell office:value-type="float" office:value="374426" calcext:value-type="float">
            <text:p>374426</text:p>
          </table:table-cell>
          <table:table-cell office:value-type="float" office:value="314520" calcext:value-type="float">
            <text:p>314520</text:p>
          </table:table-cell>
          <table:table-cell office:value-type="float" office:value="323319" calcext:value-type="float">
            <text:p>323319</text:p>
          </table:table-cell>
          <table:table-cell office:value-type="float" office:value="363160" calcext:value-type="float">
            <text:p>363160</text:p>
          </table:table-cell>
          <table:table-cell office:value-type="float" office:value="337279" calcext:value-type="float">
            <text:p>337279</text:p>
          </table:table-cell>
          <table:table-cell office:value-type="float" office:value="364774" calcext:value-type="float">
            <text:p>364774</text:p>
          </table:table-cell>
          <table:table-cell office:value-type="float" office:value="314304" calcext:value-type="float">
            <text:p>314304</text:p>
          </table:table-cell>
          <table:table-cell office:value-type="float" office:value="280388" calcext:value-type="float">
            <text:p>280388</text:p>
          </table:table-cell>
          <table:table-cell office:value-type="float" office:value="393739" calcext:value-type="float">
            <text:p>393739</text:p>
          </table:table-cell>
          <table:table-cell office:value-type="float" office:value="317027" calcext:value-type="float">
            <text:p>317027</text:p>
          </table:table-cell>
          <table:table-cell office:value-type="float" office:value="267896" calcext:value-type="float">
            <text:p>267896</text:p>
          </table:table-cell>
        </table:table-row>
        <table:table-row table:style-name="ro1">
          <table:table-cell/>
          <table:table-cell office:value-type="string" calcext:value-type="string">
            <text:p>Audikw_1</text:p>
          </table:table-cell>
          <table:table-cell office:value-type="float" office:value="3921109" calcext:value-type="float">
            <text:p>3921109</text:p>
          </table:table-cell>
          <table:table-cell office:value-type="float" office:value="2615964" calcext:value-type="float">
            <text:p>2615964</text:p>
          </table:table-cell>
          <table:table-cell office:value-type="float" office:value="1507712" calcext:value-type="float">
            <text:p>1507712</text:p>
          </table:table-cell>
          <table:table-cell office:value-type="float" office:value="2330295" calcext:value-type="float">
            <text:p>2330295</text:p>
          </table:table-cell>
          <table:table-cell office:value-type="float" office:value="2326139" calcext:value-type="float">
            <text:p>2326139</text:p>
          </table:table-cell>
          <table:table-cell office:value-type="float" office:value="15459032" calcext:value-type="float">
            <text:p>15459032</text:p>
          </table:table-cell>
          <table:table-cell office:value-type="float" office:value="2475095" calcext:value-type="float">
            <text:p>2475095</text:p>
          </table:table-cell>
          <table:table-cell office:value-type="float" office:value="2050070" calcext:value-type="float">
            <text:p>2050070</text:p>
          </table:table-cell>
          <table:table-cell office:value-type="float" office:value="1330677" calcext:value-type="float">
            <text:p>1330677</text:p>
          </table:table-cell>
          <table:table-cell office:value-type="float" office:value="3139180" calcext:value-type="float">
            <text:p>3139180</text:p>
          </table:table-cell>
          <table:table-cell office:value-type="float" office:value="2138185" calcext:value-type="float">
            <text:p>2138185</text:p>
          </table:table-cell>
          <table:table-cell office:value-type="float" office:value="1352120" calcext:value-type="float">
            <text:p>1352120</text:p>
          </table:table-cell>
        </table:table-row>
        <table:table-row table:style-name="ro1">
          <table:table-cell/>
          <table:table-cell office:value-type="string" calcext:value-type="string">
            <text:p>Nasa_2146</text:p>
          </table:table-cell>
          <table:table-cell office:value-type="float" office:value="2088" calcext:value-type="float">
            <text:p>2088</text:p>
          </table:table-cell>
          <table:table-cell office:value-type="float" office:value="1676" calcext:value-type="float">
            <text:p>1676</text:p>
          </table:table-cell>
          <table:table-cell office:value-type="float" office:value="1365" calcext:value-type="float">
            <text:p>1365</text:p>
          </table:table-cell>
          <table:table-cell office:value-type="float" office:value="1320" calcext:value-type="float">
            <text:p>1320</text:p>
          </table:table-cell>
          <table:table-cell office:value-type="float" office:value="1521" calcext:value-type="float">
            <text:p>1521</text:p>
          </table:table-cell>
          <table:table-cell office:value-type="float" office:value="1441" calcext:value-type="float">
            <text:p>1441</text:p>
          </table:table-cell>
          <table:table-cell office:value-type="float" office:value="1521" calcext:value-type="float">
            <text:p>1521</text:p>
          </table:table-cell>
          <table:table-cell office:value-type="float" office:value="1583" calcext:value-type="float">
            <text:p>1583</text:p>
          </table:table-cell>
          <table:table-cell office:value-type="float" office:value="1334" calcext:value-type="float">
            <text:p>1334</text:p>
          </table:table-cell>
          <table:table-cell office:value-type="float" office:value="1639" calcext:value-type="float">
            <text:p>1639</text:p>
          </table:table-cell>
          <table:table-cell office:value-type="float" office:value="1649" calcext:value-type="float">
            <text:p>164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/>
          <table:table-cell office:value-type="string" calcext:value-type="string">
            <text:p>msc23052</text:p>
          </table:table-cell>
          <table:table-cell office:value-type="float" office:value="20260" calcext:value-type="float">
            <text:p>20260</text:p>
          </table:table-cell>
          <table:table-cell office:value-type="float" office:value="15726" calcext:value-type="float">
            <text:p>15726</text:p>
          </table:table-cell>
          <table:table-cell office:value-type="float" office:value="13842" calcext:value-type="float">
            <text:p>13842</text:p>
          </table:table-cell>
          <table:table-cell office:value-type="float" office:value="14658" calcext:value-type="float">
            <text:p>14658</text:p>
          </table:table-cell>
          <table:table-cell office:value-type="float" office:value="14804" calcext:value-type="float">
            <text:p>14804</text:p>
          </table:table-cell>
          <table:table-cell office:value-type="float" office:value="13510" calcext:value-type="float">
            <text:p>13510</text:p>
          </table:table-cell>
          <table:table-cell office:value-type="float" office:value="17696" calcext:value-type="float">
            <text:p>17696</text:p>
          </table:table-cell>
          <table:table-cell office:value-type="float" office:value="14831" calcext:value-type="float">
            <text:p>14831</text:p>
          </table:table-cell>
          <table:table-cell office:value-type="float" office:value="12842" calcext:value-type="float">
            <text:p>12842</text:p>
          </table:table-cell>
          <table:table-cell office:value-type="float" office:value="18963" calcext:value-type="float">
            <text:p>18963</text:p>
          </table:table-cell>
          <table:table-cell office:value-type="float" office:value="15130" calcext:value-type="float">
            <text:p>15130</text:p>
          </table:table-cell>
          <table:table-cell office:value-type="float" office:value="12421" calcext:value-type="float">
            <text:p>124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09:29:40.303663723</meta:creation-date>
    <dc:date>2015-10-22T10:41:39.858451283</dc:date>
    <meta:editing-duration>PT11M15S</meta:editing-duration>
    <meta:editing-cycles>1</meta:editing-cycles>
    <meta:document-statistic meta:table-count="1" meta:cell-count="82" meta:object-count="0"/>
    <meta:generator>LibreOffice/4.4.3.2$Linux_X86_64 LibreOffice_project/88805f81e9fe61362df02b9941de8e38a9b5fd16</meta:generator>
  </office:meta>
</office:document-meta>
</file>